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2752" officeooo:paragraph-rsid="001a2752"/>
    </style:style>
    <style:style style:name="P2" style:family="paragraph" style:parent-style-name="Standard">
      <style:paragraph-properties fo:text-align="justify" style:justify-single-word="false"/>
      <style:text-properties officeooo:rsid="001a2752" officeooo:paragraph-rsid="001a2752"/>
    </style:style>
    <style:style style:name="P3" style:family="paragraph" style:parent-style-name="Preformatted_20_Text">
      <style:paragraph-properties fo:text-align="justify" style:justify-single-word="false"/>
    </style:style>
    <style:style style:name="P4" style:family="paragraph" style:parent-style-name="Standard" style:list-style-name="L1">
      <style:paragraph-properties fo:text-align="justify" style:justify-single-word="false"/>
      <style:text-properties officeooo:rsid="001a2752" officeooo:paragraph-rsid="001a2752"/>
    </style:style>
    <style:style style:name="P5" style:family="paragraph" style:parent-style-name="Heading_20_1">
      <style:paragraph-properties fo:text-align="justify" style:justify-single-word="false"/>
    </style:style>
    <style:style style:name="T1" style:family="text">
      <style:text-properties officeooo:rsid="001a7722"/>
    </style:style>
    <style:style style:name="T2" style:family="text">
      <style:text-properties officeooo:rsid="001bbfc6"/>
    </style:style>
    <style:style style:name="T3" style:family="text">
      <style:text-properties officeooo:rsid="001cc4a9"/>
    </style:style>
    <style:style style:name="T4" style:family="text">
      <style:text-properties officeooo:rsid="001cdb10"/>
    </style:style>
    <style:style style:name="T5" style:family="text">
      <style:text-properties officeooo:rsid="001dd87c"/>
    </style:style>
    <style:style style:name="T6" style:family="text">
      <style:text-properties officeooo:rsid="001ed5b1"/>
    </style:style>
    <style:style style:name="T7" style:family="text">
      <style:text-properties officeooo:rsid="00209b98"/>
    </style:style>
    <style:style style:name="T8" style:family="text">
      <style:text-properties officeooo:rsid="0020fcda"/>
    </style:style>
    <style:style style:name="T9" style:family="text">
      <style:text-properties officeooo:rsid="00246880"/>
    </style:style>
    <style:style style:name="T10" style:family="text">
      <style:text-properties officeooo:rsid="00267b38"/>
    </style:style>
    <style:style style:name="T11" style:family="text">
      <style:text-properties officeooo:rsid="0028a1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nline references to the poems of the Conductus</text:p>
      <text:p text:style-name="P1"/>
      <text:h text:style-name="P5" text:outline-level="1">Introduction</text:h>
      <text:p text:style-name="P2"/>
      <text:p text:style-name="P2">The mini project to automatically generate a report listing reference<text:span text:style-name="T1">s</text:span> to poems in the Conductus from the World Wide Web can be broken into a number of subtasks:</text:p>
      <text:p text:style-name="P2"/>
      <text:list xml:id="list4325453486929273018" text:style-name="L1">
        <text:list-item>
          <text:p text:style-name="P4">Developing and identifying the tools necessary to index and search Latin documents.</text:p>
        </text:list-item>
        <text:list-item>
          <text:p text:style-name="P4">Generating a list of search engine queries for the purpose of obtaining a list of as many potentially relevant online documents as possible.</text:p>
        </text:list-item>
        <text:list-item>
          <text:p text:style-name="P4">Submitting these queries to a search engine and then downloading and indexing the relevant documents.</text:p>
        </text:list-item>
        <text:list-item>
          <text:p text:style-name="P4">Interrogating these downloaded documents and generating a final report from the results.</text:p>
          <text:p text:style-name="P4"/>
        </text:list-item>
      </text:list>
      <text:p text:style-name="P2">Each subtask above depends on the successful completion of the tasks preceding it. Most programming was done in Java, however the final generated HTML report contains some Javascript. All programming source code and resources are available on github at <text:span text:style-name="Internet_20_link">https://github.com/kieranjwhite/CPI-II</text:span>.</text:p>
      <text:p text:style-name="P2"/>
      <text:h text:style-name="P5" text:outline-level="1">(1) Developing the tools necessary to index and search Latin documents.</text:h>
      <text:p text:style-name="P2"/>
      <text:p text:style-name="P2">Primarily we've depended on Lucene for this subtask but we also needed to identify a Latin stemmer. Initially we experimented with the Schinke stemmer (Schinke, Greengrass, Robertson &amp; Willet, 1996) (<text:span text:style-name="Internet_20_link">http://snowball.tartarus.org/otherapps/schinke/intro.html</text:span>) but found that it generates two stemming tables: one for nouns and the other for verbs. Therefore to use it, you need to apply part-of-speech tagging to terms. Consequently we investigated another stemmer: Stempel (Galambos, 2001, 2004) (<text:span text:style-name="Internet_20_link">http://getopt.org/stempel/</text:span>). Stempel is distributed with Lucene but we needed to train a Latin stemming model for it and for that we needed a Latin treebank such as that of the Perseus project (Bamman and Crane, 2006) (<text:span text:style-name="Internet_20_link">http://nlp.perseus.tufts.edu/syntax/treebank/</text:span>).</text:p>
      <text:p text:style-name="P2"/>
      <text:h text:style-name="P5" text:outline-level="1">(2) Generating a list of search engine queries for the purpose of obtaining a list of as many potentially relevant online documents as possible.</text:h>
      <text:p text:style-name="P2"/>
      <text:p text:style-name="P2">A JSON export of the Conductus collection was parsed and any text in Latin poems (i.e. titles, refrains and the actual stanzas) was tokenised and stemmed with the aid of Lucene and Stempel. The JSON export had to be preprocessed before a complete parse was successful due to certain special characters not being escaped. There is also an XML export of the collection <text:span text:style-name="T1">available</text:span> which does not seem to suffer from the same issue.</text:p>
      <text:p text:style-name="P2"/>
      <text:p text:style-name="P2"><text:soft-page-break/>No stopword filtering was performed. We consider any terms with a common stem to comprise a stem group. </text:p>
      <text:p text:style-name="P2"/>
      <text:p text:style-name="P2">To create search engine queries we considered each distinct trigram of stemmed terms in turn. <text:span text:style-name="T1">T</text:span>here were 65,490 in total. A Boolean query of disjunctions was created from a trigram's three respective associated stem groups, with each disjunction comprising a quoted phrase of three terms,<text:span text:style-name="T1"> </text:span>one term drawn from each stem group.</text:p>
      <text:p text:style-name="P2"/>
      <text:p text:style-name="P2">For example consider the trigram "mundi pro salute" from "Ad cultum tue laudis". The following are the relevant stem groups:</text:p>
      <text:p text:style-name="P2"/>
      <text:p text:style-name="P3">mundi</text:p>
      <text:p text:style-name="P3">mundo</text:p>
      <text:p text:style-name="P3"/>
      <text:p text:style-name="P3">pro</text:p>
      <text:p text:style-name="P3"/>
      <text:p text:style-name="P3">salute</text:p>
      <text:p text:style-name="P3">salutis</text:p>
      <text:p text:style-name="P3">salutem</text:p>
      <text:p text:style-name="P3">salus</text:p>
      <text:p text:style-name="P3"/>
      <text:p text:style-name="P2">The resulting Boolean query which was submitted to Bing was therefore:</text:p>
      <text:p text:style-name="P2"/>
      <text:p text:style-name="P3">"mundi pro salute" OR "mundi pro salutis" OR "mundi pro salutem" OR "mundi pro salus" OR "mundo pro salute" OR "mundo pro salutis" OR "mundo pro salutem" OR "mundo pro salus".</text:p>
      <text:p text:style-name="P2"/>
      <text:p text:style-name="P2">Our chosen search engine, Bing, has a query length limit of approximately 2,000 characters and this meant that sometimes, when this limit was exceeded, disjunctions containing the rarest terms had to be omitted.</text:p>
      <text:p text:style-name="P2"/>
      <text:h text:style-name="P5" text:outline-level="1">(3) Submitting these queries to a search engine and then downloading and indexing the relevant documents.</text:h>
      <text:p text:style-name="P2"/>
      <text:p text:style-name="P2">The queries were presented in turn to Bing and up to 100 URLs were returned for each. The URLs were saved to allow us to open these links later. The documents at these URLs were downloaded. We also recorded the "Content-Type" HTTP header field value of each document as this information can be helpful when indexing and also again when displaying local copies of the documents. We do not currently make use of this information however. Text was extracted from the documents with the aid of the Apache Tika library. This text was tokenised, t<text:span text:style-name="T11">okens</text:span> were stemmed by Stempel and then finally indexed per document by Lucene.</text:p>
      <text:p text:style-name="P2"/>
      <text:p text:style-name="P2">We found Bing's behaviour to be inconsistent at times. Mostly it returned a set of URLs of documents that satisfied our Boolean query. However on occasion the documents were completely unrelated to our query. Sometimes this seems to be a result of the document having changed since Bing indexed it but some queries returned links to phone reviews and other content from unrelated topics. On rare occasions adding a disjunction to the submitted Boolean query reduced the number of URLs returned; <text:span text:style-name="T2">this is</text:span> something which should never occur.</text:p>
      <text:p text:style-name="P2"/>
      <text:p text:style-name="P2">It should be noted that this part of our task can be quite time consuming. <text:span text:style-name="T3">Q</text:span>uerying Bing, downloading URLs and indexing those document<text:span text:style-name="T4">s</text:span> may take 1‑2 weeks. The downloaded documents also require storage space, approximately 500‑600GB. The index itself requires an additional 100‑200GB. These figures are all estimates as we have only tested the process on a <text:soft-page-break/>subset of queries.</text:p>
      <text:p text:style-name="P2"/>
      <text:p text:style-name="P2">Due to the time it takes to complete this task it is necessary to ensure in the event the program crashes, <text:span text:style-name="T3">that</text:span> upon a restart it continues downloading from a point close to where it stopped rather than returning to the beginning. Additionally care may need to be taken that in the event of an unreliable network connection the program does not simply run to completion, failing to download any results. To achieve this we pinged a site such as <text:span text:style-name="Internet_20_link">http://google.com</text:span> regularly and killed the downloading process in the case of a failed ping. The jpingy library with some modifications was helpful: it provides a Java wrapper around the ping command.</text:p>
      <text:p text:style-name="P2"/>
      <text:h text:style-name="P5" text:outline-level="1">(4) Interrogating these downloaded documents and generating a final report from the results.</text:h>
      <text:p text:style-name="P2"/>
      <text:p text:style-name="P2">An individual query was generated from most lines of text in the Conductus <text:span text:style-name="T5">as follows:</text:span> <text:span text:style-name="T6">A</text:span> line w<text:span text:style-name="T7">as</text:span> tokenised, <text:span text:style-name="T11">and tokens</text:span> were stemmed as above. A phrasal search was performed <text:span text:style-name="T6">with this query </text:span>in Lucene where a match was only recognised <text:span text:style-name="T8">if</text:span> all stemmed terms in a line were found adjacent to each other and in the same order in <text:span text:style-name="T8">one of the indexed</text:span> document<text:span text:style-name="T8">s</text:span>. A ranked list of up to 100 results were generated in this manner for each line in the collection, except for poem titles and those lines containing a single word.</text:p>
      <text:p text:style-name="P2"/>
      <text:p text:style-name="P2">Lines containing a single word were not considered sufficiently discriminatory. Therefore for these lines two phrases were generated, one where the the single word line was appended to its preceding line and the other where it prefixed its succeeding line. These two phrases then comprised a single query from which up to 100 matching documents were generated.</text:p>
      <text:p text:style-name="P2"/>
      <text:p text:style-name="P2">Poem titles were also treated differently. As these were typically identical to the first line of a poem, generating a query as above would usually result in a redundant list of results. Therefore, this time phrases were generated for all other lines in the poem in the manner described above and the query presented to Lucene comprised all these phrases. The returned results could then be considered to be those documents most similar to the poem as a whole.</text:p>
      <text:p text:style-name="P2"/>
      <text:p text:style-name="P2">Finally a HTML report was generated for the user linking all lines in each poem to a matching list of results. For the full complement of 65,490 queries this should take approximately 1‑2 days. As we were linking lines from poems to lists of relevant documents we needed to format each poem on the screen. Since the Conductus JSON export did not retain any newline information for the poems' content we had to rely of the Conductus XML export instead. The report contained links to relevant documents as well as links to local copies of those documents so that if the original documents were ever taken down, the user would still have a local copy available.</text:p>
      <text:p text:style-name="P2"/>
      <text:p text:style-name="P2">We wished to filter out certain known URLs such as <text:span text:style-name="Internet_20_link">diamm.ac.uk</text:span> and <text:span text:style-name="Internet_20_link">chmtl.indiana.edu/tml</text:span> and this task was performed by a simple Javascript function within the report itself, allowing the set of blacklisted sites to be changed easily at a later date. Filtering blacklisted sites could also have been attempted when submitting queries to Bing and doing so would have saved us downloading and indexing blacklisted documents. However attempts to apply filtering when querying the search engine were not consistently successful: for some queries Bing seemingly interpreted the additional <text:span text:style-name="Source_20_Text">"AND NOT site:..."</text:span> Boolean clauses to be additional desired keywords.</text:p>
      <text:p text:style-name="P2"/>
      <text:p text:style-name="P2">There was another type of result filtering performed on the result list: due to the multithreaded implementation of our downloading program in task (3) above, two independent stores of documents were downloaded in response to queries. It's likely that certain documents will have <text:soft-page-break/>been downloaded twice with one copy in each store. Any time such duplicates were encountered in the results list one of them is removed and not displayed to the user. In a worst case scenario then, of the 100 results retrieved, 50 might be duplicates and in that case the user will only ever see 50 results for a given line in a poem.</text:p>
      <text:p text:style-name="P2"/>
      <text:p text:style-name="P2">Some of the links in our report are to pertinent documents with numerous OCR errors. It's po<text:span text:style-name="T9">s</text:span>sible that there are relevant documents that are not listed due to such errors impeding the search. A fuzzy matching algorithm could alleviate this problem. However that doesn't seem to be necessary as even if some lines fail to match due to an error in an indexed document, more than likely other lines will not contain an error and will therefore match the corresponding line in the Conductus.</text:p>
      <text:p text:style-name="P2"/>
      <text:p text:style-name="P2">There are some deployment issues to be considered regarding the generated report. The report is quite large (possibly in excess of 500GB for a complete report) as it includes copies of automatically downloaded files. These documents are too numerous to vet manually and it's quite possible that among these are some that contain a malicious script. To open these documents is a risk to the user as one of these documents might attempt to access files on his computer. For this very reason browsers normally impose restrictions regarding the opening of local files. The user must configure the browser to relax these restrictions prior to being able to view the report, which in itself is a usability issue. A solution would be to host the report on a server, however the server administrator might be unwilling to host potentially malicious files, so any downloaded file might first need to be removed and any links to them in the report disabled.</text:p>
      <text:p text:style-name="P2"/>
      <text:h text:style-name="P5" text:outline-level="1">References</text:h>
      <text:p text:style-name="P1"/>
      <text:p text:style-name="P1">Bamman, David and Gregory Crane (2006), "The Design and Use of a Latin Dependency Treebank," Proceedings of the Fifth International Workshop on Treebanks and Linguistic Theories (TLT 2006) (Prague), pp. 67‑78.</text:p>
      <text:p text:style-name="P1">Galambos, L. (2001), Lemmatizer for Document Information Retrieval Systems in JAVA. &lt;<text:span text:style-name="Internet_20_link">http://www.informatik.uni-trier.de/%7Eley/db/conf/sofsem/sofsem2001.html#Galambos01</text:span>&gt; SOFSEM 2001, Piestany, Slovakia. </text:p>
      <text:p text:style-name="P1">Galambos, L. (2004), Semi-automatic Stemmer Evaluation. International Intelligent Information Processing and Web Mining Conference, 2004, Zakopane, Poland.</text:p>
      <text:p text:style-name="P1">Schinke R, Greengrass M, Robertson AM and Willett P (1996), A stemming algorithm for Latin text databases. Journal of Documentation, 52: 172‑187. </text:p>
      <text:p text:style-name="P1"/>
      <text:h text:style-name="Heading_20_1" text:outline-level="1">Third party libraries and API dependencies</text:h>
      <text:p text:style-name="P1"/>
      <text:p text:style-name="P1">Apache HTTPAsyncClient (<text:span text:style-name="Internet_20_link">http://www.whoishostingthis.com/mirrors/apache//httpcomponents/httpasyncclient/binary/httpcomponents-asyncclient-4.0.2-bin.zip</text:span>): Asynchronous HTTP request library,</text:p>
      <text:p text:style-name="P1">Apache Tika (<text:span text:style-name="Internet_20_link">https://tika.apache.org/download.html</text:span>): Library to extract text from different types of files,</text:p>
      <text:p text:style-name="P1">Bing Web Search (<text:span text:style-name="Internet_20_link">https://datamarket.azure.com/dataset/bing/searchweb</text:span>): HTTP REST API for searching Bing,</text:p>
      <text:p text:style-name="P1">Jackson (<text:span text:style-name="Internet_20_link">https://github.com/FasterXML/jackson</text:span>): JSON parsing library,</text:p>
      <text:p text:style-name="P1">jdeferred (<text:span text:style-name="Internet_20_link">https://github.com/jdeferred/jdeferred</text:span>): Promises API for Java that simplifies the ordering of asynchronous methods, </text:p>
      <text:p text:style-name="P1">jpingy (<text:span text:style-name="Internet_20_link">https://code.google.com/p/jpingy/downloads/detail?name=jpingy0_1-alpha.jar&amp;can=2&amp;q=</text:span>): Ping command invocation from Java,</text:p>
      <text:p text:style-name="P1"><text:soft-page-break/>jQuery (<text:span text:style-name="Internet_20_link">http://jquery.com</text:span>): General purpose Javascript library that is particularly helpful for accessing the DOM,</text:p>
      <text:p text:style-name="P1">jQuery Mobile (<text:span text:style-name="Internet_20_link">http://jquerymobile.com</text:span>): Cross platform user interface library for Javascript,</text:p>
      <text:p text:style-name="P1">jx (<text:span text:style-name="Internet_20_link">http://www.openjs.com/scripts/jx/</text:span>): Simple AJAX library,</text:p>
      <text:p text:style-name="P1">Lucene (<text:span text:style-name="Internet_20_link">http://lucene.apache.org</text:span>): tokenising, indexing and searching library,</text:p>
      <text:p text:style-name="P1">when.js (<text:span text:style-name="Internet_20_link">https://github.com/cujojs/when</text:span>): Javascript Promises implementation to facilitate asynchronous function calls, required by our version of jx,</text:p>
      <text:p text:style-name="P1"/>
      <text:h text:style-name="Heading_20_1" text:outline-level="1">Linguistic resources</text:h>
      <text:p text:style-name="P1"/>
      <text:p text:style-name="P1">Perseus treebank (<text:span text:style-name="Internet_20_link">http://nlp.perseus.tufts.edu/syntax/treebank/ldt/1.5/ldt-1.5.tar.gz</text:span>): <text:span text:style-name="T10">Needed to t</text:span>rain <text:span text:style-name="T10">Stempel's </text:span>Latin stemming mode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1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15:41.709916126</meta:creation-date>
    <dc:date>2014-12-22T13:31:46.335233762</dc:date>
    <meta:editing-duration>PT1H8M57S</meta:editing-duration>
    <meta:editing-cycles>16</meta:editing-cycles>
    <meta:generator>LibreOffice/4.3.3.2$Linux_x86 LibreOffice_project/430m0$Build-2</meta:generator>
    <meta:document-statistic meta:table-count="0" meta:image-count="0" meta:object-count="0" meta:page-count="5" meta:paragraph-count="58" meta:word-count="1931" meta:character-count="12593" meta:non-whitespace-character-count="10720"/>
  </office:meta>
</office:document-meta>
</file>